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b07e0" officeooo:paragraph-rsid="001b07e0"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me Document</text:p>
      <text:p text:style-name="Standard"/>
      <text:p text:style-name="Standard">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0.06pt double #000000" style:border-line-width="0.0102in 0.0102in 0.0008in" fo:padding="0.020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21T12:44:03.498000000</meta:creation-date>
    <dc:date>2020-09-21T12:46:21.385000000</dc:date>
    <meta:editing-duration>PT2M23S</meta:editing-duration>
    <meta:editing-cycles>1</meta:editing-cycles>
    <meta:document-statistic meta:table-count="0" meta:image-count="0" meta:object-count="0" meta:page-count="1" meta:paragraph-count="2" meta:word-count="102" meta:character-count="604" meta:non-whitespace-character-count="504"/>
    <meta:generator>LibreOffice/6.3.5.2$Windows_x86 LibreOffice_project/dd0751754f11728f69b42ee2af66670068624673</meta:generator>
  </office:meta>
</office:document-meta>
</file>